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questAttributesScope.get( String name , ObjectFactory &lt; ? &gt; object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RequestAttributes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questAttributesScope.resolveContextual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questAttributesScope.remov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